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bc7" officeooo:paragraph-rsid="0018abc7"/>
    </style:style>
    <style:style style:name="P2" style:family="paragraph" style:parent-style-name="Standard" style:list-style-name="L3">
      <style:text-properties officeooo:rsid="0018abc7" officeooo:paragraph-rsid="0018abc7"/>
    </style:style>
    <style:style style:name="P3" style:family="paragraph" style:parent-style-name="Standard" style:list-style-name="L3">
      <style:text-properties officeooo:rsid="0019c2bf" officeooo:paragraph-rsid="0019c2bf"/>
    </style:style>
    <style:style style:name="P4" style:family="paragraph" style:parent-style-name="Standard" style:list-style-name="L3">
      <style:text-properties officeooo:paragraph-rsid="0018abc7"/>
    </style:style>
    <style:style style:name="P5" style:family="paragraph" style:parent-style-name="Standard" style:list-style-name="L3">
      <style:text-properties officeooo:rsid="001b59b5" officeooo:paragraph-rsid="001b59b5"/>
    </style:style>
    <style:style style:name="P6" style:family="paragraph" style:parent-style-name="Standard" style:list-style-name="L3">
      <style:text-properties officeooo:rsid="001b59b5" officeooo:paragraph-rsid="001bb204"/>
    </style:style>
    <style:style style:name="P7" style:family="paragraph" style:parent-style-name="Standard" style:list-style-name="L3">
      <style:text-properties officeooo:rsid="001bf6cd" officeooo:paragraph-rsid="001bf6cd"/>
    </style:style>
    <style:style style:name="P8" style:family="paragraph" style:parent-style-name="Standard" style:list-style-name="L3">
      <style:text-properties officeooo:rsid="001c6281" officeooo:paragraph-rsid="001c6281"/>
    </style:style>
    <style:style style:name="T1" style:family="text">
      <style:text-properties officeooo:rsid="0018abc7"/>
    </style:style>
    <style:style style:name="T2" style:family="text">
      <style:text-properties officeooo:rsid="0019c2bf"/>
    </style:style>
    <style:style style:name="T3" style:family="text">
      <style:text-properties officeooo:rsid="001b59b5"/>
    </style:style>
    <style:style style:name="T4" style:family="text">
      <style:text-properties officeooo:rsid="001bb204"/>
    </style:style>
    <style:style style:name="T5" style:family="text">
      <style:text-properties officeooo:rsid="001bf6cd"/>
    </style:style>
    <style:style style:name="T6" style:family="text">
      <style:text-properties officeooo:rsid="001c6281"/>
    </style:style>
    <style:style style:name="T7" style:family="text">
      <style:text-properties officeooo:rsid="001e0a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-Team Weekend</text:p>
      <text:p text:style-name="P1"/>
      <text:p text:style-name="P1">date: 29.06.17 – 01.07.17</text:p>
      <text:p text:style-name="P1"/>
      <text:p text:style-name="P1">possible airbnbs: </text:p>
      <text:list xml:id="list3452743283127075777" text:style-name="L3">
        <text:list-item>
          <text:p text:style-name="P2">1: whole house, Vidor Italy, 112€, 5-6 h drive</text:p>
          <text:p text:style-name="P2">https://www.airbnb.de/rooms/18131584?guests=4&amp;adults=4&amp;location=Gardasee&amp;check_in=2017-06-29&amp;check_out=2017-07-01&amp;s=S1dWr7ms</text:p>
        </text:list-item>
        <text:list-item>
          <text:p text:style-name="P2">2: whole house, Lancenigo It<text:span text:style-name="T7">al</text:span>y, 110€; 5 ½ h drive</text:p>
          <text:p text:style-name="P2">https://www.airbnb.de/rooms/9608114?guests=4&amp;adults=4&amp;location=Gardasee&amp;check_in=2017-06-29&amp;check_out=2017-07-01&amp;s=S1dWr7ms</text:p>
        </text:list-item>
        <text:list-item>
          <text:p text:style-name="P2">3: <text:span text:style-name="T2">whole house; Valcava Italy, 113€, 4-5 h drive</text:span></text:p>
          <text:p text:style-name="P3">https://www.airbnb.de/rooms/11296904?guests=4&amp;adults=4&amp;location=Italy&amp;check_in=2017-06-29&amp;check_out=2017-07-01&amp;s=1N2jZo2-</text:p>
        </text:list-item>
        <text:list-item>
          <text:p text:style-name="P4"><text:span text:style-name="T1">4: Mini-appartment; Cismon del Grappa Italy, 112€; 4-5 h drive</text:span></text:p>
          <text:p text:style-name="P3">https://www.airbnb.de/rooms/6814643?guests=4&amp;adults=4&amp;location=Italy&amp;check_in=2017-06-29&amp;check_out=2017-07-01&amp;s=1N2jZo2-</text:p>
        </text:list-item>
        <text:list-item>
          <text:p text:style-name="P2">5: <text:span text:style-name="T2">apparment, Montagna Italy, 91€, 4-5 h </text:span></text:p>
          <text:p text:style-name="P3">https://www.airbnb.de/rooms/13469646?guests=4&amp;adults=4&amp;location=Italy&amp;check_in=2017-06-29&amp;check_out=2017-07-01&amp;s=1N2jZo2-</text:p>
        </text:list-item>
        <text:list-item>
          <text:p text:style-name="P4"><text:span text:style-name="T1">6: appartment; Rizzolaga-campolongo Italy, 91€, 4-5 h drive</text:span></text:p>
          <text:p text:style-name="P5">https://www.airbnb.de/rooms/17415413?guests=4&amp;adults=4&amp;location=Italy&amp;check_in=2017-06-29&amp;check_out=2017-07-01&amp;s=1N2jZo2-#neighborhood</text:p>
        </text:list-item>
        <text:list-item>
          <text:p text:style-name="P2">7: <text:span text:style-name="T3">appartment, Maso Carto, 68€; 4 – 4 ½ h drive</text:span></text:p>
          <text:p text:style-name="P5">https://www.airbnb.de/rooms/18506132?guests=4&amp;adults=4&amp;location=Italy&amp;check_in=2017-06-29&amp;check_out=2017-07-01&amp;s=NhjNV5LM</text:p>
        </text:list-item>
        <text:list-item>
          <text:p text:style-name="P6">8: <text:span text:style-name="T4">appartment, Lardaro Italy, 65€, 4 ½ – 5 h drive</text:span></text:p>
          <text:p text:style-name="P6"><text:span text:style-name="T4">https://www.airbnb.de/rooms/19079264?guests=4&amp;adults=4&amp;location=Italy&amp;check_in=2017-06-29&amp;check_out=2017-07-01&amp;s=DbR0M0GP</text:span> </text:p>
        </text:list-item>
        <text:list-item>
          <text:p text:style-name="P5">9: <text:span text:style-name="T5">appartment, Pians Austria, 106€, 2 ½ h drive</text:span></text:p>
          <text:p text:style-name="P7">https://www.airbnb.de/rooms/16958824?guests=4&amp;adults=4&amp;location=Italy&amp;check_in=2017-06-29&amp;check_out=2017-07-01&amp;s=arVzIGjU</text:p>
        </text:list-item>
        <text:list-item>
          <text:p text:style-name="P5">10: <text:span text:style-name="T6">apparment, Krumlov Czech Republic, 99€, 3 ½ – 4 h drive</text:span></text:p>
          <text:p text:style-name="P8">https://www.airbnb.de/rooms/18897031?guests=4&amp;adults=4&amp;location=Italy&amp;check_in=2017-06-29&amp;check_out=2017-07-01&amp;s=FpVwdjXz</text:p>
          <text:p text:style-name="P8"/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17:55.121792488</meta:creation-date>
    <dc:date>2017-06-08T17:23:31.692080537</dc:date>
    <meta:editing-duration>PT4M15S</meta:editing-duration>
    <meta:editing-cycles>1</meta:editing-cycles>
    <meta:document-statistic meta:table-count="0" meta:image-count="0" meta:object-count="0" meta:page-count="1" meta:paragraph-count="25" meta:word-count="132" meta:character-count="1816" meta:non-whitespace-character-count="1722"/>
    <meta:generator>LibreOffice/5.1.6.2$Linux_X86_64 LibreOffice_project/10m0$Build-2</meta:generator>
  </office:meta>
</office:document-meta>
</file>